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officeooo:rsid="00137eaf" officeooo:paragraph-rsid="00137eaf" style:font-size-asian="24.5pt" style:font-size-complex="2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37eaf" officeooo:paragraph-rsid="00137eaf" style:font-size-asian="15pt" style:font-size-complex="15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37eaf" officeooo:paragraph-rsid="00137eaf" style:font-size-asian="15.75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37eaf" officeooo:paragraph-rsid="00137eaf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style:font-size-asian="17.5pt" style:font-size-complex="20pt"/>
    </style:style>
    <style:style style:name="T3" style:family="text">
      <style:text-properties fo:font-size="7pt" style:text-underline-style="none" style:font-size-asian="6.09999990463257pt" style:font-size-complex="7pt"/>
    </style:style>
    <style:style style:name="T4" style:family="text">
      <style:text-properties fo:font-size="15pt" style:text-underline-style="none" style:font-size-asian="13.1000003814697pt" style:font-size-complex="15pt"/>
    </style:style>
    <style:style style:name="T5" style:family="text">
      <style:text-properties fo:font-size="15pt" style:text-underline-style="none" officeooo:rsid="00145306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zards<text:span text:style-name="T1"> <text:s text:c="35"/></text:span><text:span text:style-name="T2">Name: _________</text:span></text:p>
      <text:p text:style-name="P1"><text:span text:style-name="T2"><text:tab/><text:tab/><text:tab/><text:tab/><text:tab/><text:tab/><text:tab/><text:tab/><text:tab/> </text:span><text:span text:style-name="T3"><text:s text:c="7"/></text:span><text:span text:style-name="T2">Date: __________</text:span></text:p>
      <text:p text:style-name="P1"><text:span text:style-name="T2"/></text:p>
      <text:p text:style-name="P2"><text:span text:style-name="T1">Use the National Geographic book </text:span>Lizards<text:span text:style-name="T1"> to answer these questions. Be sure to use full sentences!</text:span></text:p>
      <text:p text:style-name="P2"><text:span text:style-name="T1"/></text:p>
      <text:p text:style-name="P2"><text:span text:style-name="T1">1. What bigger group of animals do lizards belong to? What other animals belong to this group?</text:span></text:p>
      <text:p text:style-name="P2"/>
      <text:p text:style-name="P3"><text:span text:style-name="T1">_______________________________________________________ _______________________________________________________ _______________________________________________________</text:span></text:p>
      <text:p text:style-name="P3"><text:span text:style-name="T4"/></text:p>
      <text:p text:style-name="P3"><text:span text:style-name="T4">2. Which continent has NO lizards?</text:span></text:p>
      <text:p text:style-name="P3"><text:span text:style-name="T4"/></text:p>
      <text:p text:style-name="P4"><text:span text:style-name="T1">_______________________________________________________ _______________________________________________________ </text:span></text:p>
      <text:p text:style-name="P4"><text:span text:style-name="T4"/></text:p>
      <text:p text:style-name="P4"><text:span text:style-name="T4">3. Do mom and dad lizards take care of the</text:span><text:span text:style-name="T5">i</text:span><text:span text:style-name="T4">r children?</text:span></text:p>
      <text:p text:style-name="P4"><text:span text:style-name="T4"/></text:p>
      <text:p text:style-name="P3"><text:span text:style-name="T1">_______________________________________________________ _______________________________________________________ _______________________________________________________</text:span></text:p>
      <text:p text:style-name="P3"><text:span text:style-name="T4"/></text:p>
      <text:p text:style-name="P3"><text:span text:style-name="T4">4. How can you tell a legless lizard from a snake?</text:span></text:p>
      <text:p text:style-name="P3"><text:span text:style-name="T4"/></text:p>
      <text:p text:style-name="P3"><text:span text:style-name="T1">_______________________________________________________ _______________________________________________________ _______________________________________________________</text:span></text:p>
      <text:p text:style-name="P3"><text:span text:style-name="T1"/></text:p>
      <text:p text:style-name="P2"><text:span text:style-name="T1">5. What is your favorite lizard in the book? Why?</text:span></text:p>
      <text:p text:style-name="P3"><text:span text:style-name="T1">_______________________________________________________ _______________________________________________________ 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06:22.803000000</meta:creation-date>
    <meta:print-date>2017-12-06T07:30:26.384000000</meta:print-date>
    <dc:date>2017-12-06T17:57:40.973000000</dc:date>
    <meta:editing-duration>PT10H20M54S</meta:editing-duration>
    <meta:editing-cycles>1</meta:editing-cycles>
    <meta:document-statistic meta:table-count="0" meta:image-count="0" meta:object-count="0" meta:page-count="1" meta:paragraph-count="13" meta:word-count="90" meta:character-count="1250" meta:non-whitespace-character-count="1120"/>
    <meta:generator>LibreOffice/5.0.3.2$Windows_x86 LibreOffice_project/e5f16313668ac592c1bfb310f4390624e3dbfb75</meta:generator>
  </office:meta>
</office:document-meta>
</file>